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50000006ABCB90282C35E1EBE.png" manifest:media-type="image/png"/>
  <manifest:file-entry manifest:full-path="Pictures/10000201000001DE000001E0FC2D8ABDD081125B.png" manifest:media-type="image/png"/>
  <manifest:file-entry manifest:full-path="Pictures/10000201000002800000014955485B481BB2A21E.png" manifest:media-type="image/png"/>
  <manifest:file-entry manifest:full-path="Pictures/100002010000019E0000019E797D985785BDA40F.png" manifest:media-type="image/png"/>
  <manifest:file-entry manifest:full-path="Pictures/10000201000001B00000018EB46AF76C9CAB098D.png" manifest:media-type="image/png"/>
  <manifest:file-entry manifest:full-path="Pictures/1000020100000406000002D8AD8B76816597BA68.png" manifest:media-type="image/png"/>
  <manifest:file-entry manifest:full-path="Pictures/100002010000039B000002C611C0612B2D39A3E5.png" manifest:media-type="image/png"/>
  <manifest:file-entry manifest:full-path="Pictures/10000201000002A8000002EA2400C6AA04B88F0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textarea-vertical-align="middle" draw:auto-grow-height="false" fo:min-height="4.924cm" fo:min-width="5.07cm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5.057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167cm" svg:height="4.572cm" svg:x="0.256cm" svg:y="1.17cm">
          <draw:image xlink:href="Pictures/10000201000002A8000002EA2400C6AA04B88F0E.png" xlink:type="simple" xlink:show="embed" xlink:actuate="onLoad" loext:mime-type="image/png">
            <text:p/>
          </draw:image>
        </draw:frame>
        <draw:frame draw:style-name="gr2" draw:text-style-name="P2" draw:layer="layout" svg:width="3.963cm" svg:height="3.048cm" svg:x="0.479cm" svg:y="11.446cm">
          <draw:image xlink:href="Pictures/100002010000039B000002C611C0612B2D39A3E5.png" xlink:type="simple" xlink:show="embed" xlink:actuate="onLoad" loext:mime-type="image/png">
            <text:p/>
          </draw:image>
        </draw:frame>
        <draw:frame draw:style-name="gr3" draw:text-style-name="P2" draw:layer="layout" svg:width="3.787cm" svg:height="3.489cm" svg:x="13.515cm" svg:y="10.938cm">
          <draw:image xlink:href="Pictures/10000201000001B00000018EB46AF76C9CAB098D.png" xlink:type="simple" xlink:show="embed" xlink:actuate="onLoad" loext:mime-type="image/png">
            <text:p/>
          </draw:image>
        </draw:frame>
        <draw:frame draw:style-name="gr2" draw:text-style-name="P2" draw:layer="layout" svg:width="2.875cm" svg:height="2.032cm" svg:x="5.807cm" svg:y="11.7cm">
          <draw:image xlink:href="Pictures/1000020100000406000002D8AD8B76816597BA68.png" xlink:type="simple" xlink:show="embed" xlink:actuate="onLoad" loext:mime-type="image/png">
            <text:p/>
          </draw:image>
        </draw:frame>
        <draw:frame draw:style-name="gr2" draw:text-style-name="P2" draw:layer="layout" svg:width="3.037cm" svg:height="1.561cm" draw:transform="rotate (-1.5707963267949) translate (11.722cm 11.157cm)">
          <draw:image xlink:href="Pictures/10000201000002800000014955485B481BB2A21E.png" xlink:type="simple" xlink:show="embed" xlink:actuate="onLoad" loext:mime-type="image/png">
            <text:p/>
          </draw:image>
        </draw:frame>
        <draw:frame draw:style-name="gr3" draw:text-style-name="P2" draw:layer="layout" svg:width="3.543cm" svg:height="3.558cm" svg:x="23.635cm" svg:y="10.684cm">
          <draw:image xlink:href="Pictures/10000201000001DE000001E0FC2D8ABDD081125B.png" xlink:type="simple" xlink:show="embed" xlink:actuate="onLoad" loext:mime-type="image/png">
            <text:p/>
          </draw:image>
        </draw:frame>
        <draw:frame draw:style-name="gr2" draw:text-style-name="P2" draw:layer="layout" svg:width="4.209cm" svg:height="4.209cm" svg:x="22.96cm" svg:y="1.441cm">
          <draw:image xlink:href="Pictures/100002010000019E0000019E797D985785BDA40F.png" xlink:type="simple" xlink:show="embed" xlink:actuate="onLoad" loext:mime-type="image/png">
            <text:p/>
          </draw:image>
        </draw:frame>
        <draw:frame draw:style-name="gr2" draw:text-style-name="P2" draw:layer="layout" svg:width="3.095cm" svg:height="2.804cm" draw:transform="rotate (-1.5707963267949) translate (26.67cm 6.666cm)">
          <draw:image xlink:href="Pictures/10000201000000750000006ABCB90282C35E1EBE.png" xlink:type="simple" xlink:show="embed" xlink:actuate="onLoad" loext:mime-type="image/png">
            <text:p/>
          </draw:image>
        </draw:frame>
        <draw:frame draw:style-name="gr3" draw:text-style-name="P2" draw:layer="layout" svg:width="3.095cm" svg:height="2.804cm" svg:x="18.841cm" svg:y="11.182cm">
          <draw:image xlink:href="Pictures/10000201000000750000006ABCB90282C35E1EBE.png" xlink:type="simple" xlink:show="embed" xlink:actuate="onLoad" loext:mime-type="image/png">
            <text:p/>
          </draw:image>
        </draw:frame>
        <draw:custom-shape draw:style-name="gr4" draw:text-style-name="P1" draw:layer="layout" svg:width="5.569cm" svg:height="5.173cm" draw:transform="rotate (-1.53047922107383) translate (21.741cm 3.573cm)">
          <text:p/>
          <draw:enhanced-geometry svg:viewBox="0 0 21600 21600" draw:text-areas="0 0 21600 21600" draw:type="circular-arrow" draw:modifiers="-87.0730421434761 2.11064654053505 8614.82123542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6.35cm" svg:height="1.016cm" draw:transform="rotate (1.5707963267949) translate (1.778cm 11.9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René Staritzbichler</meta:initial-creator>
    <meta:creation-date>2021-11-24T09:39:10.366337539</meta:creation-date>
    <dc:date>2021-12-15T00:03:57.209095082</dc:date>
    <dc:creator>René Staritzbichler</dc:creator>
    <meta:editing-duration>PT1H23M33S</meta:editing-duration>
    <meta:editing-cycles>2</meta:editing-cycles>
    <meta:generator>LibreOffice/6.4.0.3$MacOSX_X86_64 LibreOffice_project/b0a288ab3d2d4774cb44b62f04d5d28733ac6df8</meta:generator>
    <meta:document-statistic meta:object-count="34"/>
  </office:meta>
</office:document-meta>
</file>